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" table:style-name="ta1">
        <table:table-column table:style-name="co1" table:number-columns-repeated="1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1">
            <text:p>driverlog: 10<text:s/></text:p>
          </table:table-cell>
          <table:table-cell table:number-columns-repeated="2" table:style-name="ce1"/>
          <table:table-cell office:value-type="string" table:style-name="ce1">
            <text:p>driverlog: 15<text:s/></text:p>
          </table:table-cell>
          <table:table-cell table:number-columns-repeated="2" table:style-name="ce1"/>
          <table:table-cell office:value-type="string" table:style-name="ce1">
            <text:p>driverlog: 20<text:s/></text:p>
          </table:table-cell>
          <table:table-cell table:number-columns-repeated="2" table:style-name="ce1"/>
          <table:table-cell office:value-type="string" table:style-name="ce1">
            <text:p>driverlog: 25<text:s/></text:p>
          </table:table-cell>
          <table:table-cell table:number-columns-repeated="2" table:style-name="ce1"/>
          <table:table-cell office:value-type="string" table:style-name="ce1">
            <text:p>driverlog: 30<text:s/>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.9E-2" table:style-name="ce1">
            <text:p>0.01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.6E-2" table:style-name="ce1">
            <text:p>0.01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.6E-2" table:formula="of:=SUM([.E2];[.B2];[.H2];[.K2];[.N2])/COUNT([.N2];[.K2];[.H2];[.E2];[.B2])" table:style-name="ce1">
            <text:p>0.016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0.14799999999999999" table:style-name="ce1">
            <text:p>0.148</text:p>
          </table:table-cell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office:value-type="float" office:value="0.35599999999999998" table:style-name="ce1">
            <text:p>0.356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0.13300000000000001" table:style-name="ce1">
            <text:p>0.133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0.161" table:style-name="ce1">
            <text:p>0.161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0.18740000000000001" table:formula="of:=SUM([.E3];[.B3];[.H3];[.K3];[.N3])/COUNT([.N3];[.K3];[.H3];[.E3];[.B3])" table:style-name="ce1">
            <text:p>0.1874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03" table:style-name="ce1">
            <text:p>0.0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4E-2" table:style-name="ce1">
            <text:p>0.02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3.9E-2" table:style-name="ce1">
            <text:p>0.039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3.1199999999999999E-2" table:formula="of:=SUM([.E4];[.B4];[.H4];[.K4];[.N4])/COUNT([.N4];[.K4];[.H4];[.E4];[.B4])" table:style-name="ce1">
            <text:p>0.0312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8.0800000000000011E-2" table:formula="of:=SUM([.E5];[.B5];[.H5];[.K5];[.N5])/COUNT([.N5];[.K5];[.H5];[.E5];[.B5])" table:style-name="ce1">
            <text:p>0.0808</text:p>
          </table:table-cell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0.214" table:style-name="ce1">
            <text:p>0.214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0.40200000000000002" table:style-name="ce1">
            <text:p>0.402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0.308" table:formula="of:=SUM([.E6];[.B6];[.H6];[.K6];[.N6])/COUNT([.N6];[.K6];[.H6];[.E6];[.B6])" table:style-name="ce1">
            <text:p>0.308</text:p>
          </table:table-cell>
          <table:table-cell table:number-columns-repeated="1636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0.185" table:style-name="ce1">
            <text:p>0.185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0.36" table:style-name="ce1">
            <text:p>0.36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0.182" table:style-name="ce1">
            <text:p>0.182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0.24619999999999997" table:formula="of:=SUM([.E7];[.B7];[.H7];[.K7];[.N7])/COUNT([.N7];[.K7];[.H7];[.E7];[.B7])" table:style-name="ce1">
            <text:p>0.2462</text:p>
          </table:table-cell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4" table:style-name="ce1">
            <text:p>0.24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0.28299999999999997" table:style-name="ce1">
            <text:p>0.283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0.20480000000000001" table:formula="of:=SUM([.E8];[.B8];[.H8];[.K8];[.N8])/COUNT([.N8];[.K8];[.H8];[.E8];[.B8])" table:style-name="ce1">
            <text:p>0.2048</text:p>
          </table:table-cell>
          <table:table-cell table:number-columns-repeated="1636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29" table:style-name="ce1">
            <text:p>0.129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111" table:style-name="ce1">
            <text:p>0.111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121" table:style-name="ce1">
            <text:p>0.121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125" table:style-name="ce1">
            <text:p>0.125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121" table:style-name="ce1">
            <text:p>0.121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12139999999999999" table:formula="of:=SUM([.E9];[.B9];[.H9];[.K9];[.N9])/COUNT([.N9];[.K9];[.H9];[.E9];[.B9])" table:style-name="ce1">
            <text:p>0.1214</text:p>
          </table:table-cell>
          <table:table-cell table:number-columns-repeated="1636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253" table:style-name="ce1">
            <text:p>0.253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0.219" table:style-name="ce1">
            <text:p>0.219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0.19900000000000001" table:style-name="ce1">
            <text:p>0.199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0.21099999999999999" table:style-name="ce1">
            <text:p>0.211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0.187" table:style-name="ce1">
            <text:p>0.187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0.21379999999999999" table:formula="of:=SUM([.E10];[.B10];[.H10];[.K10];[.N10])/COUNT([.N10];[.K10];[.H10];[.E10];[.B10])" table:style-name="ce1">
            <text:p>0.2138</text:p>
          </table:table-cell>
          <table:table-cell table:number-columns-repeated="1636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0.14299999999999999" table:style-name="ce1">
            <text:p>0.143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0.16400000000000001" table:style-name="ce1">
            <text:p>0.164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0.15660000000000002" table:formula="of:=SUM([.E11];[.B11];[.H11];[.K11];[.N11])/COUNT([.N11];[.K11];[.H11];[.E11];[.B11])" table:style-name="ce1">
            <text:p>0.1566</text:p>
          </table:table-cell>
          <table:table-cell table:number-columns-repeated="1636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183" table:style-name="ce1">
            <text:p>0.183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0.14799999999999999" table:style-name="ce1">
            <text:p>0.148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0.15" table:style-name="ce1">
            <text:p>0.15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0.1734" table:formula="of:=SUM([.E12];[.B12];[.H12];[.K12];[.N12])/COUNT([.N12];[.K12];[.H12];[.E12];[.B12])" table:style-name="ce1">
            <text:p>0.1734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.4829999999999997" table:style-name="ce1">
            <text:p>4.483</text:p>
          </table:table-cell>
          <table:table-cell office:value-type="float" office:value="186" table:style-name="ce1">
            <text:p>186</text:p>
          </table:table-cell>
          <table:table-cell office:value-type="float" office:value="12" table:style-name="ce1">
            <text:p>12</text:p>
          </table:table-cell>
          <table:table-cell office:value-type="float" office:value="3.1909999999999998" table:style-name="ce1">
            <text:p>3.191</text:p>
          </table:table-cell>
          <table:table-cell office:value-type="float" office:value="172" table:style-name="ce1">
            <text:p>172</text:p>
          </table:table-cell>
          <table:table-cell office:value-type="float" office:value="12" table:style-name="ce1">
            <text:p>12</text:p>
          </table:table-cell>
          <table:table-cell office:value-type="float" office:value="2.548" table:style-name="ce1">
            <text:p>2.548</text:p>
          </table:table-cell>
          <table:table-cell office:value-type="float" office:value="161" table:style-name="ce1">
            <text:p>161</text:p>
          </table:table-cell>
          <table:table-cell office:value-type="float" office:value="12" table:style-name="ce1">
            <text:p>12</text:p>
          </table:table-cell>
          <table:table-cell office:value-type="float" office:value="3.3740000000000001" table:style-name="ce1">
            <text:p>3.374</text:p>
          </table:table-cell>
          <table:table-cell office:value-type="float" office:value="122" table:style-name="ce1">
            <text:p>122</text:p>
          </table:table-cell>
          <table:table-cell office:value-type="float" office:value="12" table:style-name="ce1">
            <text:p>12</text:p>
          </table:table-cell>
          <table:table-cell office:value-type="float" office:value="2.3149999999999999" table:style-name="ce1">
            <text:p>2.315</text:p>
          </table:table-cell>
          <table:table-cell office:value-type="float" office:value="68" table:style-name="ce1">
            <text:p>68</text:p>
          </table:table-cell>
          <table:table-cell office:value-type="float" office:value="12" table:style-name="ce1">
            <text:p>12</text:p>
          </table:table-cell>
          <table:table-cell office:value-type="float" office:value="3.1821999999999999" table:formula="of:=SUM([.E13];[.B13];[.H13];[.K13];[.N13])/COUNT([.N13];[.K13];[.H13];[.E13];[.B13])" table:style-name="ce1">
            <text:p>3.1822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9470000000000001" table:style-name="ce1">
            <text:p>1.947</text:p>
          </table:table-cell>
          <table:table-cell office:value-type="float" office:value="45" table:style-name="ce1">
            <text:p>45</text:p>
          </table:table-cell>
          <table:table-cell office:value-type="float" office:value="13" table:style-name="ce1">
            <text:p>13</text:p>
          </table:table-cell>
          <table:table-cell office:value-type="float" office:value="2.7839999999999998" table:style-name="ce1">
            <text:p>2.784</text:p>
          </table:table-cell>
          <table:table-cell office:value-type="float" office:value="67" table:style-name="ce1">
            <text:p>67</text:p>
          </table:table-cell>
          <table:table-cell office:value-type="float" office:value="13" table:style-name="ce1">
            <text:p>13</text:p>
          </table:table-cell>
          <table:table-cell office:value-type="float" office:value="2.9510000000000001" table:style-name="ce1">
            <text:p>2.951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3.3780000000000001" table:style-name="ce1">
            <text:p>3.378</text:p>
          </table:table-cell>
          <table:table-cell office:value-type="float" office:value="73" table:style-name="ce1">
            <text:p>73</text:p>
          </table:table-cell>
          <table:table-cell office:value-type="float" office:value="13" table:style-name="ce1">
            <text:p>13</text:p>
          </table:table-cell>
          <table:table-cell office:value-type="float" office:value="2.0859999999999999" table:style-name="ce1">
            <text:p>2.086</text:p>
          </table:table-cell>
          <table:table-cell office:value-type="float" office:value="47" table:style-name="ce1">
            <text:p>47</text:p>
          </table:table-cell>
          <table:table-cell office:value-type="float" office:value="13" table:style-name="ce1">
            <text:p>13</text:p>
          </table:table-cell>
          <table:table-cell office:value-type="float" office:value="2.6292" table:formula="of:=SUM([.E14];[.B14];[.H14];[.K14];[.N14])/COUNT([.N14];[.K14];[.H14];[.E14];[.B14])" table:style-name="ce1">
            <text:p>2.6292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.0519999999999996" table:style-name="ce1">
            <text:p>5.052</text:p>
          </table:table-cell>
          <table:table-cell office:value-type="float" office:value="197" table:style-name="ce1">
            <text:p>197</text:p>
          </table:table-cell>
          <table:table-cell office:value-type="float" office:value="14" table:style-name="ce1">
            <text:p>14</text:p>
          </table:table-cell>
          <table:table-cell office:value-type="float" office:value="19.792000000000002" table:style-name="ce1">
            <text:p>19.792</text:p>
          </table:table-cell>
          <table:table-cell office:value-type="float" office:value="215" table:style-name="ce1">
            <text:p>215</text:p>
          </table:table-cell>
          <table:table-cell office:value-type="float" office:value="14" table:style-name="ce1">
            <text:p>14</text:p>
          </table:table-cell>
          <table:table-cell office:value-type="float" office:value="5.992" table:style-name="ce1">
            <text:p>5.992</text:p>
          </table:table-cell>
          <table:table-cell office:value-type="float" office:value="182" table:style-name="ce1">
            <text:p>182</text:p>
          </table:table-cell>
          <table:table-cell office:value-type="float" office:value="14" table:style-name="ce1">
            <text:p>14</text:p>
          </table:table-cell>
          <table:table-cell office:value-type="float" office:value="17.725999999999999" table:style-name="ce1">
            <text:p>17.726</text:p>
          </table:table-cell>
          <table:table-cell office:value-type="float" office:value="110" table:style-name="ce1">
            <text:p>110</text:p>
          </table:table-cell>
          <table:table-cell office:value-type="float" office:value="14" table:style-name="ce1">
            <text:p>14</text:p>
          </table:table-cell>
          <table:table-cell office:value-type="float" office:value="7.5629999999999997" table:style-name="ce1">
            <text:p>7.563</text:p>
          </table:table-cell>
          <table:table-cell office:value-type="float" office:value="689" table:style-name="ce1">
            <text:p>689</text:p>
          </table:table-cell>
          <table:table-cell office:value-type="float" office:value="14" table:style-name="ce1">
            <text:p>14</text:p>
          </table:table-cell>
          <table:table-cell office:value-type="float" office:value="11.225" table:formula="of:=SUM([.E15];[.B15];[.H15];[.K15];[.N15])/COUNT([.N15];[.K15];[.H15];[.E15];[.B15])" table:style-name="ce1">
            <text:p>11.225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.135" table:style-name="ce1">
            <text:p>1.135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.1439999999999999" table:style-name="ce1">
            <text:p>1.144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.1559999999999999" table:style-name="ce1">
            <text:p>1.156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.05" table:style-name="ce1">
            <text:p>1.05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.415" table:style-name="ce1">
            <text:p>1.415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1.18" table:formula="of:=SUM([.E16];[.B16];[.H16];[.K16];[.N16])/COUNT([.N16];[.K16];[.H16];[.E16];[.B16])" table:style-name="ce1">
            <text:p>1.18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81.536" table:style-name="ce1">
            <text:p>281.536</text:p>
          </table:table-cell>
          <table:table-cell office:value-type="float" office:value="1007" table:style-name="ce1">
            <text:p>1007</text:p>
          </table:table-cell>
          <table:table-cell office:value-type="float" office:value="16" table:style-name="ce1">
            <text:p>16</text:p>
          </table:table-cell>
          <table:table-cell office:value-type="float" office:value="1231.6569999999999" table:style-name="ce1">
            <text:p>1231.657</text:p>
          </table:table-cell>
          <table:table-cell office:value-type="float" office:value="1313" table:style-name="ce1">
            <text:p>1313</text:p>
          </table:table-cell>
          <table:table-cell office:value-type="float" office:value="16" table:style-name="ce1">
            <text:p>16</text:p>
          </table:table-cell>
          <table:table-cell office:value-type="float" office:value="229.92" table:style-name="ce1">
            <text:p>229.92</text:p>
          </table:table-cell>
          <table:table-cell office:value-type="float" office:value="1260" table:style-name="ce1">
            <text:p>1260</text:p>
          </table:table-cell>
          <table:table-cell office:value-type="float" office:value="16" table:style-name="ce1">
            <text:p>16</text:p>
          </table:table-cell>
          <table:table-cell office:value-type="float" office:value="307.67200000000003" table:style-name="ce1">
            <text:p>307.672</text:p>
          </table:table-cell>
          <table:table-cell office:value-type="float" office:value="642" table:style-name="ce1">
            <text:p>642</text:p>
          </table:table-cell>
          <table:table-cell office:value-type="float" office:value="16" table:style-name="ce1">
            <text:p>16</text:p>
          </table:table-cell>
          <table:table-cell office:value-type="float" office:value="739.79399999999998" table:style-name="ce1">
            <text:p>739.794</text:p>
          </table:table-cell>
          <table:table-cell office:value-type="float" office:value="436" table:style-name="ce1">
            <text:p>436</text:p>
          </table:table-cell>
          <table:table-cell office:value-type="float" office:value="16" table:style-name="ce1">
            <text:p>16</text:p>
          </table:table-cell>
          <table:table-cell office:value-type="float" office:value="558.11579999999992" table:formula="of:=SUM([.E17];[.B17];[.H17];[.K17];[.N17])/COUNT([.N17];[.K17];[.H17];[.E17];[.B17])" table:style-name="ce1">
            <text:p>558.1158</text:p>
          </table:table-cell>
          <table:table-cell table:number-columns-repeated="1636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1.448999999999998" table:style-name="ce1">
            <text:p>81.449</text:p>
          </table:table-cell>
          <table:table-cell office:value-type="float" office:value="178" table:style-name="ce1">
            <text:p>178</text:p>
          </table:table-cell>
          <table:table-cell office:value-type="float" office:value="17" table:style-name="ce1">
            <text:p>17</text:p>
          </table:table-cell>
          <table:table-cell office:value-type="float" office:value="178.61600000000001" table:style-name="ce1">
            <text:p>178.616</text:p>
          </table:table-cell>
          <table:table-cell office:value-type="float" office:value="184" table:style-name="ce1">
            <text:p>184</text:p>
          </table:table-cell>
          <table:table-cell office:value-type="float" office:value="17" table:style-name="ce1">
            <text:p>17</text:p>
          </table:table-cell>
          <table:table-cell office:value-type="float" office:value="93.042000000000002" table:style-name="ce1">
            <text:p>93.042</text:p>
          </table:table-cell>
          <table:table-cell office:value-type="float" office:value="195" table:style-name="ce1">
            <text:p>195</text:p>
          </table:table-cell>
          <table:table-cell office:value-type="float" office:value="17" table:style-name="ce1">
            <text:p>17</text:p>
          </table:table-cell>
          <table:table-cell office:value-type="float" office:value="48.213999999999999" table:style-name="ce1">
            <text:p>48.214</text:p>
          </table:table-cell>
          <table:table-cell office:value-type="float" office:value="167" table:style-name="ce1">
            <text:p>167</text:p>
          </table:table-cell>
          <table:table-cell office:value-type="float" office:value="17" table:style-name="ce1">
            <text:p>17</text:p>
          </table:table-cell>
          <table:table-cell office:value-type="float" office:value="99.016999999999996" table:style-name="ce1">
            <text:p>99.017</text:p>
          </table:table-cell>
          <table:table-cell office:value-type="float" office:value="224" table:style-name="ce1">
            <text:p>224</text:p>
          </table:table-cell>
          <table:table-cell office:value-type="float" office:value="17" table:style-name="ce1">
            <text:p>17</text:p>
          </table:table-cell>
          <table:table-cell office:value-type="float" office:value="100.0676" table:formula="of:=SUM([.E18];[.B18];[.H18];[.K18];[.N18])/COUNT([.N18];[.K18];[.H18];[.E18];[.B18])" table:style-name="ce1">
            <text:p>100.0676</text:p>
          </table:table-cell>
          <table:table-cell table:number-columns-repeated="1636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26.67600000000004" table:style-name="ce1">
            <text:p>626.676</text:p>
          </table:table-cell>
          <table:table-cell office:value-type="float" office:value="230" table:style-name="ce1">
            <text:p>230</text:p>
          </table:table-cell>
          <table:table-cell office:value-type="float" office:value="18" table:style-name="ce1">
            <text:p>18</text:p>
          </table:table-cell>
          <table:table-cell office:value-type="float" office:value="236.62700000000001" table:style-name="ce1">
            <text:p>236.627</text:p>
          </table:table-cell>
          <table:table-cell office:value-type="float" office:value="171" table:style-name="ce1">
            <text:p>171</text:p>
          </table:table-cell>
          <table:table-cell office:value-type="float" office:value="18" table:style-name="ce1">
            <text:p>18</text:p>
          </table:table-cell>
          <table:table-cell office:value-type="float" office:value="193.84899999999999" table:style-name="ce1">
            <text:p>193.849</text:p>
          </table:table-cell>
          <table:table-cell office:value-type="float" office:value="178" table:style-name="ce1">
            <text:p>17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329.33" table:style-name="ce1">
            <text:p>329.33</text:p>
          </table:table-cell>
          <table:table-cell office:value-type="float" office:value="265" table:style-name="ce1">
            <text:p>265</text:p>
          </table:table-cell>
          <table:table-cell office:value-type="float" office:value="18" table:style-name="ce1">
            <text:p>18</text:p>
          </table:table-cell>
          <table:table-cell office:value-type="float" office:value="346.62049999999999" table:formula="of:=SUM([.E19];[.B19];[.H19];[.K19];[.N19])/COUNT([.N19];[.K19];[.H19];[.E19];[.B19])" table:style-name="ce1">
            <text:p>346.6205</text:p>
          </table:table-cell>
          <table:table-cell table:number-columns-repeated="1636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31.99900000000002" table:style-name="ce1">
            <text:p>831.999</text:p>
          </table:table-cell>
          <table:table-cell office:value-type="float" office:value="309" table:style-name="ce1">
            <text:p>309</text:p>
          </table:table-cell>
          <table:table-cell office:value-type="float" office:value="19" table:style-name="ce1">
            <text:p>19</text:p>
          </table:table-cell>
          <table:table-cell office:value-type="float" office:value="1249.231" table:style-name="ce1">
            <text:p>1249.231</text:p>
          </table:table-cell>
          <table:table-cell office:value-type="float" office:value="663" table:style-name="ce1">
            <text:p>66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397.4480000000001" table:style-name="ce1">
            <text:p>1397.448</text:p>
          </table:table-cell>
          <table:table-cell office:value-type="float" office:value="1269" table:style-name="ce1">
            <text:p>1269</text:p>
          </table:table-cell>
          <table:table-cell office:value-type="float" office:value="19" table:style-name="ce1">
            <text:p>19</text:p>
          </table:table-cell>
          <table:table-cell office:value-type="float" office:value="669.34199999999998" table:style-name="ce1">
            <text:p>669.342</text:p>
          </table:table-cell>
          <table:table-cell office:value-type="float" office:value="527" table:style-name="ce1">
            <text:p>527</text:p>
          </table:table-cell>
          <table:table-cell office:value-type="float" office:value="19" table:style-name="ce1">
            <text:p>19</text:p>
          </table:table-cell>
          <table:table-cell office:value-type="float" office:value="1037.0049999999999" table:formula="of:=SUM([.E20];[.B20];[.H20];[.K20];[.N20])/COUNT([.N20];[.K20];[.H20];[.E20];[.B20])" table:style-name="ce1">
            <text:p>1037.005</text:p>
          </table:table-cell>
          <table:table-cell table:number-columns-repeated="1636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08.81100000000004" table:style-name="ce1">
            <text:p>808.811</text:p>
          </table:table-cell>
          <table:table-cell office:value-type="float" office:value="295" table:style-name="ce1">
            <text:p>295</text:p>
          </table:table-cell>
          <table:table-cell office:value-type="float" office:value="20" table:style-name="ce1">
            <text:p>20</text:p>
          </table:table-cell>
          <table:table-cell office:value-type="float" office:value="959.54700000000003" table:style-name="ce1">
            <text:p>959.547</text:p>
          </table:table-cell>
          <table:table-cell office:value-type="float" office:value="343" table:style-name="ce1">
            <text:p>34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921.452" table:style-name="ce1">
            <text:p>921.452</text:p>
          </table:table-cell>
          <table:table-cell office:value-type="float" office:value="764" table:style-name="ce1">
            <text:p>764</text:p>
          </table:table-cell>
          <table:table-cell office:value-type="float" office:value="20" table:style-name="ce1">
            <text:p>20</text:p>
          </table:table-cell>
          <table:table-cell office:value-type="float" office:value="1050.7180000000001" table:style-name="ce1">
            <text:p>1050.718</text:p>
          </table:table-cell>
          <table:table-cell office:value-type="float" office:value="837" table:style-name="ce1">
            <text:p>837</text:p>
          </table:table-cell>
          <table:table-cell office:value-type="float" office:value="20" table:style-name="ce1">
            <text:p>20</text:p>
          </table:table-cell>
          <table:table-cell office:value-type="float" office:value="935.13200000000006" table:formula="of:=SUM([.E21];[.B21];[.H21];[.K21];[.N21])/COUNT([.N21];[.K21];[.H21];[.E21];[.B21])" table:style-name="ce1">
            <text:p>935.132</text:p>
          </table:table-cell>
          <table:table-cell table:number-columns-repeated="16367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Mandu Shi</dc:creator>
    <meta:creation-date>2020-03-17T13:47:37Z</meta:creation-date>
    <dc:date>2020-03-17T13:47:37Z</dc:date>
  </office:meta>
</office:document-meta>
</file>